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09300000093732BECF8A8F1FF80.png" manifest:media-type="image/png"/>
  <manifest:file-entry manifest:full-path="Pictures/10000201000005FB0000039D1E70D322FBDC17D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22cm" svg:height="16.93cm" svg:x="0cm" svg:y="0cm">
          <draw:image xlink:href="Pictures/10000201000005FB0000039D1E70D322FBDC17D3.png" xlink:type="simple" xlink:show="embed" xlink:actuate="onLoad">
            <text:p/>
          </draw:image>
        </draw:frame>
        <draw:custom-shape draw:style-name="gr2" draw:text-style-name="P2" draw:layer="layout" svg:width="14.9cm" svg:height="3.4cm" svg:x="6.6cm" svg:y="2cm">
          <text:p text:style-name="P2">STD_LABEL_LCD</text:p>
          <draw:enhanced-geometry svg:viewBox="0 0 21600 21600" draw:type="rectangle" draw:enhanced-path="M 0 0 L 21600 0 21600 21600 0 21600 0 0 Z N"/>
        </draw:custom-shape>
        <draw:circle draw:style-name="gr3" draw:text-style-name="P3" draw:layer="layout" svg:width="4.5cm" svg:height="4.5cm" svg:x="1.7cm" svg:y="11.1cm">
          <text:p text:style-name="P2"><text:span text:style-name="T1">STD_PUSHBT_ONOFF</text:span></text:p>
          <text:p text:style-name="P2"><text:span text:style-name="T1">:EMONOFF</text:span></text:p>
        </draw:circle>
        <draw:frame draw:style-name="gr4" draw:text-style-name="P4" draw:layer="layout" svg:width="2.7cm" svg:height="2.7cm" svg:x="12.6cm" svg:y="10.6cm">
          <draw:image xlink:href="Pictures/100002000000009300000093732BECF8A8F1FF80.png" xlink:type="simple" xlink:show="embed" xlink:actuate="onLoad">
            <text:p text:style-name="P2"><text:span text:style-name="T2">BP_PUSHBT_TEST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8.22cm" fo:page-height="16.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5T20:40:03.000448643</meta:creation-date>
    <dc:date>2016-02-12T21:13:15.938935000</dc:date>
    <meta:editing-duration>P1DT33M56S</meta:editing-duration>
    <meta:editing-cycles>26</meta:editing-cycles>
    <meta:generator>LibreOffice/5.0.3.2$MacOSX_X86_64 LibreOffice_project/e5f16313668ac592c1bfb310f4390624e3dbfb75</meta:generator>
    <meta:document-statistic meta:object-count="4"/>
  </office:meta>
</office:document-meta>
</file>